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C7C170681775B778BE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gradient" draw:fill-gradient-name="gradient" draw:gradient-step-count="0" draw:opacity="50%" draw:textarea-horizontal-align="justify" draw:textarea-vertical-align="middle" draw:auto-grow-height="false" fo:min-height="2.185cm" fo:min-width="6.791cm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" draw:gradient-step-count="0" draw:opacity="5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854cm" svg:x="1cm" svg:y="6.593cm">
          <draw:image xlink:href="Pictures/1000000000000258000001C7C170681775B778BE.gif" xlink:type="simple" xlink:show="embed" xlink:actuate="onLoad">
            <text:p/>
          </draw:image>
        </draw:frame>
        <draw:custom-shape draw:style-name="gr2" draw:text-style-name="P2" draw:layer="layout" svg:width="10.309cm" svg:height="3.443cm" draw:transform="skewX (0.219387886975687) rotate (0.219387886975687) translate (9.763cm 10.4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radial" draw:cx="50%" draw:cy="50%" draw:start-color="#4e9a06" draw:end-color="#e6ff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2-22T09:41:39.650674634</dc:date>
    <meta:editing-duration>PT6M25S</meta:editing-duration>
    <meta:editing-cycles>1</meta:editing-cycles>
    <meta:document-statistic meta:object-count="2"/>
    <meta:generator>LibreOffice/6.0.7.3$Linux_X86_64 LibreOffice_project/00m0$Build-3</meta:generator>
  </office:meta>
</office:document-meta>
</file>